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4314" officeooo:paragraph-rsid="000e4314"/>
    </style:style>
    <style:style style:name="P2" style:family="paragraph" style:parent-style-name="Standard">
      <style:text-properties fo:font-weight="bold" officeooo:rsid="000a0481" officeooo:paragraph-rsid="000a0481" style:font-weight-asian="bold" style:font-weight-complex="bold"/>
    </style:style>
    <style:style style:name="P3" style:family="paragraph" style:parent-style-name="Standard">
      <style:text-properties fo:font-weight="normal" officeooo:rsid="000e4314" officeooo:paragraph-rsid="000e4314" style:font-weight-asian="normal" style:font-weight-complex="normal"/>
    </style:style>
    <style:style style:name="P4" style:family="paragraph" style:parent-style-name="Standard">
      <style:text-properties officeooo:rsid="00100d86" officeooo:paragraph-rsid="00100d86"/>
    </style:style>
    <style:style style:name="T1" style:family="text">
      <style:text-properties officeooo:rsid="000e4314"/>
    </style:style>
    <style:style style:name="T2" style:family="text">
      <style:text-properties officeooo:rsid="00115f67"/>
    </style:style>
    <style:style style:name="T3" style:family="text">
      <style:text-properties officeooo:rsid="0012b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a xlink:type="simple" xlink:href="http://thomas.bibby.ie/using-the-kyx-5461as-4-digit-7-segment-led-display-with-arduino/" text:style-name="Internet_20_link" text:visited-style-name="Visited_20_Internet_20_Link"/></text:p>
      <text:p text:style-name="P2"><text:span text:style-name="T1">Acknowledgement</text:span>:</text:p>
      <text:p text:style-name="P3"/>
      <text:p text:style-name="Standard"><text:a xlink:type="simple" xlink:href="http://thomas.bibby.ie/using-the-kyx-5461as-4-digit-7-segment-led-display-with-arduino/" text:style-name="Internet_20_link" text:visited-style-name="Visited_20_Internet_20_Link"/></text:p>
      <text:p text:style-name="P4">UHCL’s IEEE <text:span text:style-name="T2">Workshop</text:span></text:p>
      <text:p text:style-name="P4"><text:a xlink:type="simple" xlink:href="https://sce.uhcl.edu/ieee/" text:style-name="Internet_20_link" text:visited-style-name="Visited_20_Internet_20_Link">https://sce.uhcl.edu/ieee/</text:a></text:p>
      <text:p text:style-name="P1"/>
      <text:p text:style-name="P1">7-segment display guide:</text:p>
      <text:p text:style-name="Standard"><text:a xlink:type="simple" xlink:href="https://www.youtube.com/watch?v=QRWN95K400w" text:style-name="Internet_20_link" text:visited-style-name="Visited_20_Internet_20_Link">https://www.youtube.com/watch?v=QRWN95K400w</text:a></text:p>
      <text:p text:style-name="P1"><text:a xlink:type="simple" xlink:href="http://thomas.bibby.ie/using-the-kyx-5461as-4-digit-7-segment-led-display-with-arduino/" text:style-name="Internet_20_link" text:visited-style-name="Visited_20_Internet_20_Link">http://thomas.bibby.ie/using-the-kyx-5461as-4-digit-7-segment-led-display-with-arduino/</text:a></text:p>
      <text:p text:style-name="P1"/>
      <text:p text:style-name="P1">LCD guide:</text:p>
      <text:p text:style-name="Standard"><text:a xlink:type="simple" xlink:href="https://www.youtube.com/watch?v=dZZynJLmTn8" text:style-name="Internet_20_link" text:visited-style-name="Visited_20_Internet_20_Link">https://www.youtube.com/watch?v=dZZynJLmTn8</text:a></text:p>
      <text:p text:style-name="Standard"/>
      <text:p text:style-name="P1">Arduino Reference Page:</text:p>
      <text:p text:style-name="Standard"><text:a xlink:type="simple" xlink:href="https://www.arduino.cc/reference/en/#page-title" text:style-name="Internet_20_link" text:visited-style-name="Visited_20_Internet_20_Link">https://www.arduino.cc/reference/en/#page-title</text:a></text:p>
      <text:p text:style-name="Standard"/>
      <text:p text:style-name="P1">Analog Pins Guide:</text:p>
      <text:p text:style-name="Standard"><text:a xlink:type="simple" xlink:href="https://forum.arduino.cc/index.php?topic=248355.0" text:style-name="Internet_20_link" text:visited-style-name="Visited_20_Internet_20_Link">https://forum.arduino.cc/index.php?topic=248355.0</text:a></text:p>
      <text:p text:style-name="Standard"/>
      <text:p text:style-name="P1"><text:span text:style-name="T3">4x4 </text:span>Keypad Guide:</text:p>
      <text:p text:style-name="Standard"><text:a xlink:type="simple" xlink:href="https://www.youtube.com/watch?v=GyprsoB887Y" text:style-name="Internet_20_link" text:visited-style-name="Visited_20_Internet_20_Link">https://www.youtube.com/watch?v=GyprsoB887Y</text:a></text:p>
      <text:p text:style-name="Standard"><text:a xlink:type="simple" xlink:href="https://learn.parallax.com/tutorials/language/propeller-c/propeller-c-simple-devices/read-4x4-matrix-keypad" text:style-name="Internet_20_link" text:visited-style-name="Visited_20_Internet_20_Link">https://learn.parallax.com/tutorials/language/propeller-c/propeller-c-simple-devices/read-4x4-matrix-keypa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9:38:16.292670526</meta:creation-date>
    <dc:date>2019-04-19T19:29:02.799793580</dc:date>
    <meta:editing-duration>PT2H45M43S</meta:editing-duration>
    <meta:editing-cycles>6</meta:editing-cycles>
    <meta:generator>LibreOffice/6.1.4.2$MacOSX_X86_64 LibreOffice_project/9d0f32d1f0b509096fd65e0d4bec26ddd1938fd3</meta:generator>
    <meta:document-statistic meta:table-count="0" meta:image-count="0" meta:object-count="0" meta:page-count="1" meta:paragraph-count="15" meta:word-count="26" meta:character-count="573" meta:non-whitespace-character-count="562"/>
  </office:meta>
</office:document-meta>
</file>